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18" style:family="table">
      <style:table-properties style:width="19.001cm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padding="0.097cm" fo:border="none"/>
    </style:style>
    <style:style style:name="Tableau3" style:family="table">
      <style:table-properties style:width="18.29cm" table:align="left"/>
    </style:style>
    <style:style style:name="Tableau3.A" style:family="table-column">
      <style:table-column-properties style:column-width="8.103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6.879cm"/>
    </style:style>
    <style:style style:name="Tableau3.A1" style:family="table-cell">
      <style:table-cell-properties fo:padding="0.097cm" fo:border="none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fo:language="en" fo:country="US" officeooo:rsid="00040232" officeooo:paragraph-rsid="002adc87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11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/>
    </style:style>
    <style:style style:name="P14" style:family="paragraph" style:parent-style-name="Table_20_Contents_20_small">
      <style:text-properties fo:language="en" fo:country="US"/>
    </style:style>
    <style:style style:name="P15" style:family="paragraph" style:parent-style-name="Table_20_Contents_20_small">
      <style:text-properties fo:language="en" fo:country="US" officeooo:paragraph-rsid="0008e5ab"/>
    </style:style>
    <style:style style:name="P16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7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18" style:family="paragraph" style:parent-style-name="Table_20_Heading">
      <style:text-properties fo:language="en" fo:country="US"/>
    </style:style>
    <style:style style:name="P19" style:family="paragraph" style:parent-style-name="Text_20_Body_20_special">
      <style:text-properties fo:language="en" fo:country="US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fo:language="en" fo:country="US" style:font-size-asian="10.5pt"/>
    </style:style>
    <style:style style:name="P22" style:family="paragraph" style:parent-style-name="Table_20_Contents">
      <style:text-properties fo:language="en" fo:country="US" officeooo:rsid="00063b7b" officeooo:paragraph-rsid="00063b7b" style:font-size-asian="10.5pt"/>
    </style:style>
    <style:style style:name="P23" style:family="paragraph" style:parent-style-name="Table_20_Contents">
      <style:text-properties fo:language="en" fo:country="US" officeooo:rsid="000d90c9" officeooo:paragraph-rsid="000d90c9"/>
    </style:style>
    <style:style style:name="P24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5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6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7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4" style:family="paragraph" style:parent-style-name="Table_20_Contents">
      <style:text-properties fo:language="en" fo:country="US" officeooo:rsid="00105602" officeooo:paragraph-rsid="00105602"/>
    </style:style>
    <style:style style:name="P35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6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7" style:family="paragraph" style:parent-style-name="Table_20_Contents">
      <style:text-properties fo:language="en" fo:country="US" officeooo:rsid="0011db7a" officeooo:paragraph-rsid="0011db7a"/>
    </style:style>
    <style:style style:name="P38" style:family="paragraph" style:parent-style-name="Table_20_Contents">
      <style:paragraph-properties fo:text-align="end" style:justify-single-word="false"/>
      <style:text-properties fo:language="en" fo:country="US"/>
    </style:style>
    <style:style style:name="P39" style:family="paragraph" style:parent-style-name="Table_20_Contents">
      <style:text-properties fo:language="en" fo:country="US" officeooo:rsid="00139dc2" officeooo:paragraph-rsid="00139dc2"/>
    </style:style>
    <style:style style:name="P40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1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2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4" style:family="paragraph" style:parent-style-name="Table_20_Contents">
      <style:text-properties fo:language="en" fo:country="US" officeooo:rsid="00167aef" officeooo:paragraph-rsid="00167aef"/>
    </style:style>
    <style:style style:name="P45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6" style:family="paragraph" style:parent-style-name="Table_20_Contents">
      <style:text-properties fo:language="en" fo:country="US" officeooo:rsid="001e5db4" officeooo:paragraph-rsid="001f401c"/>
    </style:style>
    <style:style style:name="P47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48" style:family="paragraph" style:parent-style-name="Table_20_Contents">
      <style:text-properties fo:language="en" fo:country="US" officeooo:rsid="001cf0e2" officeooo:paragraph-rsid="001cf0e2"/>
    </style:style>
    <style:style style:name="P49" style:family="paragraph" style:parent-style-name="Table_20_Contents">
      <style:text-properties fo:language="en" fo:country="US" officeooo:rsid="001f401c" officeooo:paragraph-rsid="001f401c"/>
    </style:style>
    <style:style style:name="P50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1" style:family="paragraph" style:parent-style-name="Table_20_Contents">
      <style:text-properties fo:language="en" fo:country="US" officeooo:rsid="0020be8a" officeooo:paragraph-rsid="0020be8a"/>
    </style:style>
    <style:style style:name="P52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3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4" style:family="paragraph" style:parent-style-name="Table_20_Contents">
      <style:text-properties fo:language="en" fo:country="US" officeooo:rsid="0022aec3" officeooo:paragraph-rsid="0022aec3"/>
    </style:style>
    <style:style style:name="P55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6" style:family="paragraph" style:parent-style-name="Table_20_Contents">
      <style:text-properties fo:language="en" fo:country="US" officeooo:rsid="00254be7" officeooo:paragraph-rsid="00254be7"/>
    </style:style>
    <style:style style:name="P57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58" style:family="paragraph" style:parent-style-name="Table_20_Contents">
      <style:text-properties fo:language="en" fo:country="US" officeooo:rsid="0025e077" officeooo:paragraph-rsid="0025e077"/>
    </style:style>
    <style:style style:name="P59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0" style:family="paragraph" style:parent-style-name="Table_20_Contents">
      <style:text-properties fo:language="en" fo:country="US" officeooo:rsid="0026a948" officeooo:paragraph-rsid="0026a948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Line_20_Heading">
      <style:text-properties fo:language="en" fo:country="US"/>
    </style:style>
    <style:style style:name="P63" style:family="paragraph" style:parent-style-name="Table_20_Line_20_Heading">
      <style:text-properties fo:language="en" fo:country="US" officeooo:rsid="00063b7b" officeooo:paragraph-rsid="00063b7b"/>
    </style:style>
    <style:style style:name="P64" style:family="paragraph" style:parent-style-name="Table_20_Content_20_Special">
      <style:text-properties fo:language="en" fo:country="US"/>
    </style:style>
    <style:style style:name="P65" style:family="paragraph" style:parent-style-name="Standard">
      <style:paragraph-properties fo:text-align="end" style:justify-single-word="false"/>
    </style:style>
    <style:style style:name="P66" style:family="paragraph" style:parent-style-name="Standard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P67" style:family="paragraph" style:parent-style-name="Standard">
      <style:text-properties fo:language="en" fo:country="US" officeooo:rsid="00040232" officeooo:paragraph-rsid="002adc87"/>
    </style:style>
    <style:style style:name="P68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P69" style:family="paragraph" style:parent-style-name="Text_20_body">
      <style:paragraph-properties fo:break-before="page"/>
      <style:text-properties fo:language="en" fo:country="US" officeooo:rsid="00063b7b" officeooo:paragraph-rsid="00063b7b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Text_20_body" style:list-style-name="L2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73" style:family="paragraph" style:parent-style-name="Text_20_body" style:list-style-name="L3">
      <style:text-properties fo:language="en" fo:country="US" officeooo:paragraph-rsid="000d90c9"/>
    </style:style>
    <style:style style:name="P74" style:family="paragraph" style:parent-style-name="Text_20_body" style:list-style-name="L7">
      <style:text-properties fo:language="en" fo:country="US" officeooo:paragraph-rsid="001bad60"/>
    </style:style>
    <style:style style:name="P75" style:family="paragraph" style:parent-style-name="Text_20_body" style:list-style-name="L4">
      <style:text-properties fo:font-size="11pt" fo:language="en" fo:country="US" officeooo:paragraph-rsid="0018c288" style:font-size-asian="11pt" style:font-size-complex="11pt"/>
    </style:style>
    <style:style style:name="P76" style:family="paragraph" style:parent-style-name="Text_20_body" style:list-style-name="L4">
      <style:text-properties fo:font-size="11pt" fo:language="en" fo:country="US" officeooo:rsid="0018c288" officeooo:paragraph-rsid="0018c288" style:font-size-asian="11pt" style:font-size-complex="11pt"/>
    </style:style>
    <style:style style:name="P77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8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79" style:family="paragraph" style:parent-style-name="Caption">
      <style:paragraph-properties fo:text-align="center" style:justify-single-word="false"/>
    </style:style>
    <style:style style:name="P80" style:family="paragraph" style:parent-style-name="Heading_20_1">
      <style:text-properties fo:language="en" fo:country="US" officeooo:paragraph-rsid="002adc87"/>
    </style:style>
    <style:style style:name="P81" style:family="paragraph" style:parent-style-name="Heading_20_1">
      <style:paragraph-properties fo:break-before="page"/>
      <style:text-properties fo:language="en" fo:country="US"/>
    </style:style>
    <style:style style:name="P82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3" style:family="paragraph" style:parent-style-name="Heading_20_2">
      <style:text-properties fo:language="en" fo:country="US"/>
    </style:style>
    <style:style style:name="P84" style:family="paragraph" style:parent-style-name="Heading_20_2" style:list-style-name="">
      <style:paragraph-properties>
        <style:tab-stops/>
      </style:paragraph-properties>
      <style:text-properties fo:language="en" fo:country="US" officeooo:rsid="00063b7b" officeooo:paragraph-rsid="00063b7b"/>
    </style:style>
    <style:style style:name="P85" style:family="paragraph" style:parent-style-name="Heading_20_2">
      <style:text-properties fo:language="en" fo:country="US" officeooo:rsid="00063b7b" officeooo:paragraph-rsid="00063b7b"/>
    </style:style>
    <style:style style:name="P86" style:family="paragraph" style:parent-style-name="Heading_20_2">
      <style:paragraph-properties fo:break-before="page"/>
      <style:text-properties fo:language="en" fo:country="US"/>
    </style:style>
    <style:style style:name="P87" style:family="paragraph" style:parent-style-name="Table_20_Contents_20_small" style:list-style-name="L1">
      <style:text-properties fo:language="en" fo:country="US"/>
    </style:style>
    <style:style style:name="P88" style:family="paragraph" style:parent-style-name="Table_20_Contents_20_small" style:list-style-name="L1">
      <style:text-properties fo:language="en" fo:country="US" officeooo:paragraph-rsid="0008e5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21" style:family="text">
      <style:text-properties officeooo:rsid="003bc8a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P66"><text:s/>User Manual</text:p>
            <text:p text:style-name="Standard"/>
          </table:table-cell>
          <table:table-cell table:style-name="Tableau1.A1" office:value-type="string">
            <text:p text:style-name="P68">jithinbp.in/vLabtool</text:p>
            <text:p text:style-name="P68">Videos, sample code</text:p>
            <text:p text:style-name="P65"><draw:frame draw:style-name="fr5" draw:name="Image2" text:anchor-type="paragraph" svg:x="2.501cm" svg:y="0.065cm" svg:width="1.055cm" svg:height="1.7cm" draw:z-index="11"><draw:image xlink:href="../images/phone.png" xlink:type="simple" xlink:show="embed" xlink:actuate="onLoad"/><svg:title>e-mail</svg:title></draw:frame></text:p>
          </table:table-cell>
          <table:table-cell table:style-name="Tableau1.A1" office:value-type="string">
            <text:p text:style-name="Table_20_Contents"><draw:frame draw:style-name="fr6" draw:name="Image1" text:anchor-type="as-char" svg:width="3.81cm" svg:height="2.859cm" draw:z-index="12"><draw:image xlink:href="../images/wave.png" xlink:type="simple" xlink:show="embed" xlink:actuate="onLoad"/><svg:title>vLabTool logo</svg:title></draw:frame></text:p>
          </table:table-cell>
        </table:table-row>
      </table:table>
      <text:h text:style-name="P80" text:outline-level="1"><text:bookmark-start text:name="__RefHeading___Toc1505_105747675"/>Introduction<text:bookmark-end text:name="__RefHeading___Toc1505_105747675"/></text:h>
      <text:p text:style-name="P67">A cost effective, multi-pronged data acquisition and control instrument to turn your computer into a workbench for science and electronics experiments 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1"><draw:frame draw:style-name="fr6" draw:name="Image10" text:anchor-type="as-char" svg:width="15.827cm" svg:height="9.594cm" draw:z-index="13"><draw:image xlink:href="../images/vlabtool.png" xlink:type="simple" xlink:show="embed" xlink:actuate="onLoad"/><svg:title>vLabtool box with a little experiment</svg:title></draw:frame></text:p>
          </table:table-cell>
        </table:table-row>
      </table:table>
      <text:p text:style-name="P67"/>
      <text:h text:style-name="Heading_20_2" text:outline-level="2"><text:bookmark-start text:name="__RefHeading___Toc1507_105747675"/>Plug and Play multitool with Experiment Oriented Apps.<text:bookmark-end text:name="__RefHeading___Toc1507_105747675"/></text:h>
      <text:h text:style-name="Heading_20_2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1"><draw:frame draw:style-name="fr1" draw:name="Frame1" text:anchor-type="as-char" svg:width="6.749cm" draw:z-index="14"><draw:text-box fo:min-height="6.11cm"><text:p text:style-name="P12"><draw:frame draw:style-name="fr7" draw:name="Image4" text:anchor-type="as-char" svg:width="6.749cm" svg:height="5.653cm" style:rel-height="scale" draw:z-index="15"><draw:image xlink:href="../images/ubuntu.png" xlink:type="simple" xlink:show="embed" xlink:actuate="onLoad"/><svg:title>Ubuntu logo</svg:title></draw:frame>Version 12.04 or Greater</text:p></draw:text-box></draw:frame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1"><draw:frame draw:style-name="fr2" draw:name="Frame2" text:anchor-type="as-char" svg:y="-2.858cm" svg:width="6.227cm" draw:z-index="16"><draw:text-box fo:min-height="6.11cm"><text:p text:style-name="P11"><draw:frame draw:style-name="fr8" draw:name="Image5" text:anchor-type="paragraph" svg:x="0cm" svg:y="0cm" svg:width="6.227cm" svg:height="5.355cm" style:rel-height="scale" draw:z-index="17"><draw:image xlink:href="../images/python.png" xlink:type="simple" xlink:show="embed" xlink:actuate="onLoad"/><svg:title>Python logo</svg:title></draw:frame>Version 2.7 or Greater</text:p></draw:text-box></draw:frame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0"><text:a xlink:type="simple" xlink:href="#__RefHeading___Toc1505_105747675" text:style-name="Index_20_Link" text:visited-style-name="Index_20_Link">Introduction<text:tab/>1</text:a></text:p>
          <text:p text:style-name="P71"><text:a xlink:type="simple" xlink:href="#__RefHeading___Toc1507_105747675" text:style-name="Index_20_Link" text:visited-style-name="Index_20_Link">Plug and Play multitool with Experiment Oriented Apps.<text:tab/>1</text:a></text:p>
          <text:p text:style-name="P71"><text:a xlink:type="simple" xlink:href="#__RefHeading___Toc1509_105747675" text:style-name="Index_20_Link" text:visited-style-name="Index_20_Link">Feature Summary<text:tab/>2</text:a></text:p>
          <text:p text:style-name="P70"><text:a xlink:type="simple" xlink:href="#__RefHeading___Toc1511_105747675" text:style-name="Index_20_Link" text:visited-style-name="Index_20_Link">Installing the software<text:tab/>4</text:a></text:p>
          <text:p text:style-name="P71"><text:a xlink:type="simple" xlink:href="#__RefHeading___Toc1513_105747675" text:style-name="Index_20_Link" text:visited-style-name="Index_20_Link">System Requirements<text:tab/>4</text:a></text:p>
          <text:p text:style-name="P71"><text:a xlink:type="simple" xlink:href="#__RefHeading___Toc1515_105747675" text:style-name="Index_20_Link" text:visited-style-name="Index_20_Link">Installating dependencies<text:tab/>4</text:a></text:p>
          <text:p text:style-name="P71"><text:a xlink:type="simple" xlink:href="#__RefHeading___Toc1517_105747675" text:style-name="Index_20_Link" text:visited-style-name="Index_20_Link">List of Installed Software<text:tab/>4</text:a></text:p>
          <text:p text:style-name="P70"><text:a xlink:type="simple" xlink:href="#__RefHeading___Toc1519_105747675" text:style-name="Index_20_Link" text:visited-style-name="Index_20_Link">Testing : Oscilloscope Application<text:tab/>5</text:a></text:p>
          <text:p text:style-name="P71"><text:a xlink:type="simple" xlink:href="#__RefHeading___Toc1521_105747675" text:style-name="Index_20_Link" text:visited-style-name="Index_20_Link">Control widgets in the Analog Signals section<text:tab/>5</text:a></text:p>
          <text:p text:style-name="P71"><text:a xlink:type="simple" xlink:href="#__RefHeading___Toc1523_105747675" text:style-name="Index_20_Link" text:visited-style-name="Index_20_Link">Control widgets in the Peripherals section<text:tab/>6</text:a></text:p>
          <text:p text:style-name="P71"><text:a xlink:type="simple" xlink:href="#__RefHeading___Toc1525_105747675" text:style-name="Index_20_Link" text:visited-style-name="Index_20_Link">Control widgets in the Digital section<text:tab/>7</text:a></text:p>
          <text:p text:style-name="P70"><text:a xlink:type="simple" xlink:href="#__RefHeading___Toc1527_105747675" text:style-name="Index_20_Link" text:visited-style-name="Index_20_Link">Testing : Wireless Units Demo<text:tab/>9</text:a></text:p>
          <text:p text:style-name="P71"><text:a xlink:type="simple" xlink:href="#__RefHeading___Toc1529_105747675" text:style-name="Index_20_Link" text:visited-style-name="Index_20_Link">Connecting a new wireless node carrying some sensor<text:tab/>9</text:a></text:p>
          <text:p text:style-name="P71"><text:a xlink:type="simple" xlink:href="#__RefHeading___Toc1531_105747675" text:style-name="Index_20_Link" text:visited-style-name="Index_20_Link">Logging Data from a sensor<text:tab/>9</text:a></text:p>
          <text:p text:style-name="P71"><text:a xlink:type="simple" xlink:href="#__RefHeading___Toc1533_105747675" text:style-name="Index_20_Link" text:visited-style-name="Index_20_Link">Changing sensor parameters<text:tab/>9</text:a></text:p>
          <text:p text:style-name="P71"><text:a xlink:type="simple" xlink:href="#__RefHeading___Toc1535_105747675" text:style-name="Index_20_Link" text:visited-style-name="Index_20_Link">Testing : Data logger Application Demo<text:tab/>10</text:a></text:p>
          <text:p text:style-name="P71"><text:a xlink:type="simple" xlink:href="#__RefHeading___Toc1537_105747675" text:style-name="Index_20_Link" text:visited-style-name="Index_20_Link">Choosing a command and starting the logger<text:tab/>10</text:a></text:p>
          <text:p text:style-name="P71"><text:a xlink:type="simple" xlink:href="#__RefHeading___Toc1539_105747675" text:style-name="Index_20_Link" text:visited-style-name="Index_20_Link">Additional Functionality Accessible through menus<text:tab/>10</text:a></text:p>
          <text:p text:style-name="P70"><text:a xlink:type="simple" xlink:href="#__RefHeading___Toc1541_105747675" text:style-name="Index_20_Link" text:visited-style-name="Index_20_Link">Pin Definitions and Functions<text:tab/>11</text:a></text:p>
          <text:p text:style-name="P71"><text:a xlink:type="simple" xlink:href="#__RefHeading___Toc1543_105747675" text:style-name="Index_20_Link" text:visited-style-name="Index_20_Link">Analog Inputs - Measure Voltages with 12-bit resolution<text:tab/>11</text:a></text:p>
          <text:p text:style-name="P71"><text:a xlink:type="simple" xlink:href="#__RefHeading___Toc1545_105747675" text:style-name="Index_20_Link" text:visited-style-name="Index_20_Link">Analog Outputs<text:tab/>11</text:a></text:p>
          <text:p text:style-name="P71"><text:a xlink:type="simple" xlink:href="#__RefHeading___Toc1547_105747675" text:style-name="Index_20_Link" text:visited-style-name="Index_20_Link">Digital Inputs - Measure Logic Levels with 15nS resolution<text:tab/>11</text:a></text:p>
          <text:p text:style-name="P71"><text:a xlink:type="simple" xlink:href="#__RefHeading___Toc1549_105747675" text:style-name="Index_20_Link" text:visited-style-name="Index_20_Link">Digital Outputs<text:tab/>12</text:a></text:p>
          <text:p text:style-name="P71"><text:a xlink:type="simple" xlink:href="#__RefHeading___Toc1551_105747675" text:style-name="Index_20_Link" text:visited-style-name="Index_20_Link">Data Buses - I2C , SPI, UART<text:tab/>12</text:a></text:p>
          <text:p text:style-name="P71"><text:a xlink:type="simple" xlink:href="#__RefHeading___Toc1553_105747675" text:style-name="Index_20_Link" text:visited-style-name="Index_20_Link">A Few Definitions For The Expansion slot<text:tab/>12</text:a></text:p>
          <text:p text:style-name="P71"><text:a xlink:type="simple" xlink:href="#__RefHeading___Toc1555_105747675" text:style-name="Index_20_Link" text:visited-style-name="Index_20_Link">Additional Nomenclature<text:tab/>12</text:a></text:p>
          <text:p text:style-name="P70"><text:a xlink:type="simple" xlink:href="#__RefHeading___Toc1557_105747675" text:style-name="Index_20_Link" text:visited-style-name="Index_20_Link">Wireless Nodes<text:tab/>13</text:a></text:p>
          <text:p text:style-name="P71"><text:a xlink:type="simple" xlink:href="#__RefHeading___Toc1559_105747675" text:style-name="Index_20_Link" text:visited-style-name="Index_20_Link">On-board Transceiver : 2-way radio link<text:tab/>13</text:a></text:p>
          <text:p text:style-name="P71"><text:a xlink:type="simple" xlink:href="#__RefHeading___Toc1561_105747675" text:style-name="Index_20_Link" text:visited-style-name="Index_20_Link">Wireless Subunits : 3-Byte addresses<text:tab/>13</text:a></text:p>
        </text:index-body>
      </text:table-of-content>
      <text:h text:style-name="P84" text:outline-level="2"/>
      <text:p text:style-name="P69"/>
      <text:h text:style-name="P85" text:outline-level="2"><text:bookmark-start text:name="__RefHeading___Toc1509_105747675"/>Feature Summary<text:bookmark-end text:name="__RefHeading___Toc1509_105747675"/></text:h>
      <text:p text:style-name="P19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Feature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8">Socket Labels</text:p>
          </table:table-cell>
          <table:table-cell table:style-name="Table1.D1" office:value-type="string">
            <text:p text:style-name="P18"><text:s/>Range</text:p>
          </table:table-cell>
        </table:table-row>
        <table:table-row>
          <table:table-cell table:style-name="Table1.A2" office:value-type="string">
            <text:p text:style-name="P62">Analog Inputs</text:p>
          </table:table-cell>
          <table:table-cell table:style-name="Table1.B2" office:value-type="string">
            <text:p text:style-name="P14">Up to 10 analog inputs with various voltage ranges.</text:p>
            <text:p text:style-name="P14"><text:s/>Programmable gain and offset control.</text:p>
            <text:p text:style-name="P14"><text:s/>12-bit voltage measurement. Up-to 1MSPS sampling.</text:p>
            <text:p text:style-name="P14"><text:s/><text:span text:style-name="T1">5ppm</text:span>, 3.3V Voltage Reference</text:p>
          </table:table-cell>
          <table:table-cell table:style-name="Table1.C8" office:value-type="string">
            <text:p text:style-name="P22"><text:s/>CH1, CH2</text:p>
            <text:p text:style-name="P22"><text:s/>CH3,</text:p>
            <text:p text:style-name="P22"><text:s/>CH4 - CH7</text:p>
            <text:p text:style-name="P22"><text:s/>SEN</text:p>
            <text:p text:style-name="P22"><text:s/>I2V</text:p>
          </table:table-cell>
          <table:table-cell table:style-name="Table1.D2" office:value-type="string">
            <text:p text:style-name="P22"><text:s/>±16Volts</text:p>
            <text:p text:style-name="P22"><text:s/>±3.3Volts</text:p>
            <text:p text:style-name="P22"><text:s/>0 − 3.3V</text:p>
            <text:p text:style-name="P22"><text:s/>0 − 3.3V</text:p>
            <text:p text:style-name="P22"><text:s/>±3.3mA</text:p>
          </table:table-cell>
        </table:table-row>
        <table:table-row>
          <table:table-cell table:style-name="Table1.A2" office:value-type="string">
            <text:p text:style-name="P63">Analog Outputs</text:p>
          </table:table-cell>
          <table:table-cell table:style-name="Table1.B3" office:value-type="string">
            <text:p text:style-name="P14">Programmable Voltage Sources (12-bit)</text:p>
            <text:p text:style-name="P14"/>
            <text:p text:style-name="P14"/>
            <text:p text:style-name="P14">Programmable Constant Current Source</text:p>
          </table:table-cell>
          <table:table-cell table:style-name="Table1.C8" office:value-type="string">
            <text:p text:style-name="P14"><text:s/>PVS1</text:p>
            <text:p text:style-name="P14"><text:s/>PVS2</text:p>
            <text:p text:style-name="P14"><text:s/>PVS3</text:p>
            <text:p text:style-name="P14"><text:s/>PCS</text:p>
            <text:p text:style-name="P14"><text:s/></text:p>
          </table:table-cell>
          <table:table-cell table:style-name="Table1.D3" office:value-type="string">
            <text:p text:style-name="P14">±5V</text:p>
            <text:p text:style-name="P14">±3.3V</text:p>
            <text:p text:style-name="P14">0 − 3.3V</text:p>
            <text:p text:style-name="P14">0 − 3.3mA</text:p>
          </table:table-cell>
        </table:table-row>
        <table:table-row>
          <table:table-cell table:style-name="Table1.A2" office:value-type="string">
            <text:p text:style-name="P63">Digital Inputs</text:p>
          </table:table-cell>
          <table:table-cell table:style-name="Table1.B4" office:value-type="string">
            <text:p text:style-name="P14"><text:span text:style-name="T3">4 </text:span>×<text:span text:style-name="T3"> TTL compatible digital Inputs.</text:span></text:p>
            <text:p text:style-name="P14"><text:s/>Logic Analyzer</text:p>
            <text:p text:style-name="P14">Frequency Counter (0-30MHz),</text:p>
            <text:p text:style-name="P14">time measurement routines</text:p>
            <text:p text:style-name="P14">±2.5ppm, 12M Hz Reference oscillator</text:p>
          </table:table-cell>
          <table:table-cell table:style-name="Table1.C8" office:value-type="string">
            <text:p text:style-name="P14">ID1 - ID4</text:p>
          </table:table-cell>
          <table:table-cell table:style-name="Table1.D4" office:value-type="string">
            <text:p text:style-name="P14">0-5 V</text:p>
          </table:table-cell>
        </table:table-row>
        <table:table-row>
          <table:table-cell table:style-name="Table1.A2" office:value-type="string">
            <text:p text:style-name="P63">Waveform</text:p>
            <text:p text:style-name="P63"><text:s/>Generators</text:p>
          </table:table-cell>
          <table:table-cell table:style-name="Table1.B5" office:value-type="string">
            <text:list xml:id="list122753914541858571" text:style-name="L1">
              <text:list-item>
                <text:p text:style-name="P87">Sine/triangle wave.</text:p>
                <text:p text:style-name="P87">Programmable frequency : 28-bit resolution</text:p>
                <text:p text:style-name="P88">Manual Amplitude Control</text:p>
              </text:list-item>
              <text:list-item>
                <text:p text:style-name="P88">Sine wave</text:p>
                <text:p text:style-name="P88">Fixed Frequency</text:p>
                <text:p text:style-name="P88">Fixed Amplitude</text:p>
              </text:list-item>
              <text:list-item>
                <text:p text:style-name="P88">4 × Phase Correlated Square Waves</text:p>
                <text:p text:style-name="P88">Frequency</text:p>
                <text:p text:style-name="P88">Phase difference maximum resolution</text:p>
                <text:p text:style-name="P88">Duty Cycle maximum resolution</text:p>
                <text:p text:style-name="P88">Also functions as simple state selectable output</text:p>
              </text:list-item>
            </text:list>
          </table:table-cell>
          <table:table-cell table:style-name="Table1.C8" office:value-type="string">
            <text:p text:style-name="P14"><text:s/>Wavegen</text:p>
            <text:p text:style-name="P15"><text:s/></text:p>
            <text:p text:style-name="P15"/>
            <text:p text:style-name="P15">SINE</text:p>
            <text:p text:style-name="P15"><text:s/></text:p>
            <text:p text:style-name="P15"/>
            <text:p text:style-name="P14">SQ1 - SQ4</text:p>
          </table:table-cell>
          <table:table-cell table:style-name="Table1.D5" office:value-type="string">
            <text:p text:style-name="P14"><text:s/></text:p>
            <text:p text:style-name="P14"><text:s/>5Hz - 2MHz</text:p>
            <text:p text:style-name="P14"><text:s/>0-4 Volts</text:p>
            <text:p text:style-name="P14"><text:s/></text:p>
            <text:p text:style-name="P14"><text:s/>14 <text:span text:style-name="T4">k</text:span>Hz</text:p>
            <text:p text:style-name="P14"><text:s/>±4Volts</text:p>
            <text:p text:style-name="P14"><text:s/>0 − 5Volts</text:p>
            <text:p text:style-name="P14"><text:s/>10Hz-<text:span text:style-name="T4">1</text:span>6MHz</text:p>
            <text:p text:style-name="P14"><text:s/>15nS</text:p>
            <text:p text:style-name="P14"><text:s/>15nS</text:p>
          </table:table-cell>
        </table:table-row>
        <table:table-row>
          <table:table-cell table:style-name="Table1.A2" office:value-type="string">
            <text:p text:style-name="P63">Wireless Nodes</text:p>
          </table:table-cell>
          <table:table-cell table:style-name="Table1.B6" office:value-type="string">
            <text:p text:style-name="P14">Battery Powered add-on units.</text:p>
            <text:p text:style-name="P14">Power Source</text:p>
            <text:p text:style-name="P17">Acts as a wireless bridge for various sensors</text:p>
            <text:p text:style-name="P17">Multiple Nodes can be used together</text:p>
            <text:p text:style-name="P17">Can also control relays and read voltages</text:p>
          </table:table-cell>
          <table:table-cell table:style-name="Table1.C8" office:value-type="string">
            <text:p text:style-name="P14"/>
            <text:p text:style-name="P14">Cell/Adapter</text:p>
            <text:p text:style-name="P14"/>
          </table:table-cell>
          <table:table-cell table:style-name="Table1.D6" office:value-type="string">
            <text:p text:style-name="P14"/>
            <text:p text:style-name="P14">3.7-4.2 V</text:p>
          </table:table-cell>
        </table:table-row>
        <table:table-row>
          <table:table-cell table:style-name="Table1.A2" office:value-type="string">
            <text:p text:style-name="P63">Data Buses</text:p>
          </table:table-cell>
          <table:table-cell table:style-name="Table1.B7" office:value-type="string">
            <text:p text:style-name="P14">I2C : Master</text:p>
            <text:p text:style-name="P16"><text:s/>Commonly Used by numerous sensor ICs</text:p>
            <text:p text:style-name="P14">SPI : Master</text:p>
            <text:p text:style-name="P16"><text:s/>Chip Select pins</text:p>
            <text:p text:style-name="P14"><text:s/>UART</text:p>
          </table:table-cell>
          <table:table-cell table:style-name="Table1.C8" office:value-type="string">
            <text:p text:style-name="P14">SCL,SDA</text:p>
            <text:p text:style-name="P14"/>
            <text:p text:style-name="P14">SCK,SDI,SDO</text:p>
            <text:p text:style-name="P14"/>
            <text:p text:style-name="P14">CS1 , CS2</text:p>
          </table:table-cell>
          <table:table-cell table:style-name="Table1.D7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63">Expansion Slot</text:p>
          </table:table-cell>
          <table:table-cell table:style-name="Table1.B8" office:value-type="string">
            <text:p text:style-name="P14">20 - pin Socket designed to accommodate</text:p>
            <text:p text:style-name="P14">add-on modules.</text:p>
            <text:p text:style-name="P14">Selection includes SPI,I2C,Analog IO,Digital IO,</text:p>
            <text:p text:style-name="P14">16MHz TTL output, and a DC Sine Wave.</text:p>
          </table:table-cell>
          <table:table-cell table:style-name="Table1.C8" office:value-type="string">
            <text:p text:style-name="P21"/>
          </table:table-cell>
          <table:table-cell table:style-name="Table1.D8" office:value-type="string">
            <text:p text:style-name="P21"/>
          </table:table-cell>
        </table:table-row>
      </table:table>
      <text:p text:style-name="P19"/>
      <text:h text:style-name="P82" text:outline-level="1"><text:bookmark-start text:name="__RefHeading___Toc1511_105747675"/>Installing the software<text:bookmark-end text:name="__RefHeading___Toc1511_105747675"/></text:h>
      <text:p text:style-name="P2">.</text:p>
      <text:p text:style-name="P3">The device has been tested on Debian based distributions: Ubuntu 12.04 and above, and Raspbian Wheezy. Windows support pending.</text:p>
      <text:h text:style-name="P83" text:outline-level="2"><text:bookmark-start text:name="__RefHeading___Toc1513_105747675"/>System Requirements<text:bookmark-end text:name="__RefHeading___Toc1513_10574767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Processor</text:p>
          </table:table-cell>
          <table:table-cell table:style-name="Table2.A1" office:value-type="string">
            <text:p text:style-name="P23"><text:s/><text:span text:style-name="T5">Entry level PCs as well as Netbooks running Intel Atom processors are</text:span></text:p>
            <text:p text:style-name="P23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4">Display</text:p>
          </table:table-cell>
          <table:table-cell table:style-name="Table2.A1" office:value-type="string">
            <text:p text:style-name="P25">Graphical Utilities are scalable down to 800x600 without scrollbars entering</text:p>
            <text:p text:style-name="P25">into the picture.</text:p>
            <text:p text:style-name="P23">Accelerated Graphics are only required if responsive 3D plots are being used</text:p>
          </table:table-cell>
        </table:table-row>
      </table:table>
      <text:h text:style-name="P83" text:outline-level="2"><text:bookmark-start text:name="__RefHeading___Toc1515_105747675"/>Installating dependencies<text:bookmark-end text:name="__RefHeading___Toc1515_105747675"/></text:h>
      <text:p text:style-name="P4">Run the following commands on a terminal (CTRL-ALT-T) :</text:p>
      <text:list xml:id="list4123106154276860636" text:style-name="L2">
        <text:list-item>
          <text:p text:style-name="P72">sudo apt-get install python-qt4 python-opengl python-qt4-gl python-scipy</text:p>
          <text:p text:style-name="P72">python-numpy ipython-qtconsole python-setuptools python-sip</text:p>
        </text:list-item>
        <text:list-item>
          <text:p text:style-name="P72">sudo easy_install pyqtgraph</text:p>
        </text:list-item>
        <text:list-item>
          <text:p text:style-name="P72">sudo easy_install vLabtool</text:p>
        </text:list-item>
      </text:list>
      <text:h text:style-name="P83" text:outline-level="2"><text:bookmark-start text:name="__RefHeading___Toc1517_105747675"/>List of Installed Software<text:bookmark-end text:name="__RefHeading___Toc1517_105747675"/></text:h>
      <text:p text:style-name="P4">The Following is an incomplete list of graphical applications that have been installed along with the Python module, and can be run from a terminal</text:p>
      <text:list xml:id="list3562567962812798809" text:style-name="L3">
        <text:list-item>
          <text:p text:style-name="P73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73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73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3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73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73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73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81" text:outline-level="1"><text:bookmark-start text:name="__RefHeading___Toc1519_105747675"/>Testing : <text:span text:style-name="T11">Oscilloscope Application</text:span><text:bookmark-end text:name="__RefHeading___Toc1519_105747675"/></text:h>
      <text:p text:style-name="P8">Copy the following command and run it on a terminal: <text:span text:style-name="T13">vLabtool-scope</text:span></text:p>
      <text:p text:style-name="P1"><draw:frame draw:style-name="fr3" draw:name="Frame3" text:anchor-type="paragraph" svg:width="17cm" draw:z-index="0"><draw:text-box fo:min-height="9.537cm"><text:p text:style-name="P79"><draw:frame draw:style-name="fr9" draw:name="Image6" text:anchor-type="paragraph" svg:width="17cm" svg:height="9.537cm" style:rel-height="scale" draw:z-index="1"><draw:image xlink:href="../images/shot-oscillo.png" xlink:type="simple" xlink:show="embed" xlink:actuate="onLoad"/><svg:title>Screenshot: see the caption</svg:title></draw:frame>Screenshot of the oscilloscope utility plotting a sine waves generated by the waveform generators.</text:p><text:p text:style-name="P79">The data has also been fitted, and the results displayed in the bottom section.</text:p></draw:text-box></draw:frame></text:p>
      <text:h text:style-name="P83" text:outline-level="2"><text:bookmark-start text:name="__RefHeading___Toc1521_105747675"/>Control widgets in the Analog Signals section<text:bookmark-end text:name="__RefHeading___Toc1521_105747675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/>
          </table:table-cell>
          <table:table-cell table:style-name="Table3.B1" office:value-type="string">
            <text:p text:style-name="P64">CH1 : Channel 1 of the oscilloscope</text:p>
          </table:table-cell>
        </table:table-row>
        <table:table-row>
          <table:table-cell table:style-name="Table3.A2" office:value-type="string">
            <text:p text:style-name="P35">Remappable </text:p>
          </table:table-cell>
          <table:table-cell table:style-name="Table3.B2" office:value-type="string">
            <text:p text:style-name="P34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5"/>
          </table:table-cell>
          <table:table-cell table:style-name="Table3.B7" office:value-type="string">
            <text:p text:style-name="P64">CH2 : Channel 2 of the oscilloscope</text:p>
          </table:table-cell>
        </table:table-row>
        <table:table-row>
          <table:table-cell table:style-name="Table3.A7" office:value-type="string">
            <text:p text:style-name="P35">Fixed </text:p>
          </table:table-cell>
          <table:table-cell table:style-name="Table3.B7" office:value-type="string">
            <text:p text:style-name="P26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5"/>
          </table:table-cell>
          <table:table-cell table:style-name="Table3.B7" office:value-type="string">
            <text:p text:style-name="P64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5">Level </text:p>
          </table:table-cell>
          <table:table-cell table:style-name="Table3.B6" office:value-type="string">
            <text:p text:style-name="P26">The rotary dial sets the trigger level, and this is also reflected in a marker</text:p>
            <text:p text:style-name="P26">located on the plot.</text:p>
          </table:table-cell>
        </table:table-row>
        <table:table-row>
          <table:table-cell table:style-name="Table3.A7" office:value-type="string">
            <text:p text:style-name="P35">Channel </text:p>
          </table:table-cell>
          <table:table-cell table:style-name="Table3.B7" office:value-type="string">
            <text:p text:style-name="P34"><text:span text:style-name="T5">The drop down menu allows selecting the trigger channel</text:span>, If CH1 is selected,</text:p>
            <text:p text:style-name="P34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5"/>
          </table:table-cell>
          <table:table-cell table:style-name="Table3.B8" office:value-type="string">
            <text:p text:style-name="P64">Time Gap : Specify the time scale of the oscilloscope</text:p>
          </table:table-cell>
        </table:table-row>
        <table:table-row>
          <table:table-cell table:style-name="Table3.A9" office:value-type="string">
            <text:p text:style-name="P35">Dial </text:p>
          </table:table-cell>
          <table:table-cell table:style-name="Table3.B9" office:value-type="string">
            <text:p text:style-name="P34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Sine Fit :Uses Scipy to fit the data against a sine function</text:p>
          </table:table-cell>
        </table:table-row>
        <table:table-row>
          <table:table-cell table:style-name="Table4.A1" office:value-type="string">
            <text:p text:style-name="P36">Menu 1</text:p>
          </table:table-cell>
          <table:table-cell table:style-name="Table4.A1" office:value-type="string">
            <text:p text:style-name="P37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6">Menu 2</text:p>
          </table:table-cell>
          <table:table-cell table:style-name="Table4.A1" office:value-type="string">
            <text:p text:style-name="P27">Select a second input data channel for fitting.</text:p>
          </table:table-cell>
        </table:table-row>
        <table:table-row>
          <table:table-cell table:style-name="Table4.A1" office:value-type="string">
            <text:p text:style-name="P36">checkbox</text:p>
          </table:table-cell>
          <table:table-cell table:style-name="Table4.A1" office:value-type="string">
            <text:p text:style-name="P27">Overlay the fitted results.</text:p>
          </table:table-cell>
        </table:table-row>
        <table:table-row>
          <table:table-cell table:style-name="Table4.A1" office:value-type="string">
            <text:p text:style-name="P36">Results</text:p>
          </table:table-cell>
          <table:table-cell table:style-name="Table4.A1" office:value-type="string">
            <text:p text:style-name="P27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19">Lissajous : XY Plots</text:p>
          </table:table-cell>
        </table:table-row>
        <table:table-row>
          <table:table-cell table:style-name="Table4.A1" office:value-type="string">
            <text:p text:style-name="P36">Menu 1</text:p>
          </table:table-cell>
          <table:table-cell table:style-name="Table4.A1" office:value-type="string">
            <text:p text:style-name="P27">Select input data channel for X-axis.</text:p>
          </table:table-cell>
        </table:table-row>
        <table:table-row>
          <table:table-cell table:style-name="Table4.A1" office:value-type="string">
            <text:p text:style-name="P36">Menu 2</text:p>
          </table:table-cell>
          <table:table-cell table:style-name="Table4.A1" office:value-type="string">
            <text:p text:style-name="P27">Select input data channel for Y-axis.</text:p>
          </table:table-cell>
        </table:table-row>
        <table:table-row>
          <table:table-cell table:style-name="Table4.A1" office:value-type="string">
            <text:p text:style-name="P36">show</text:p>
          </table:table-cell>
          <table:table-cell table:style-name="Table4.A1" office:value-type="string">
            <text:p text:style-name="P27">Enable/Disable Lissajous overlay.</text:p>
          </table:table-cell>
        </table:table-row>
        <table:table-row>
          <table:table-cell table:style-name="Table4.A1" office:value-type="string">
            <text:p text:style-name="P36">Animate</text:p>
          </table:table-cell>
          <table:table-cell table:style-name="Table4.A1" office:value-type="string">
            <text:p text:style-name="P27">Pause data acquisition and animate the formation of the X-Y plot.</text:p>
          </table:table-cell>
        </table:table-row>
      </table:table>
      <text:h text:style-name="P83" text:outline-level="2"><text:bookmark-start text:name="__RefHeading___Toc1523_105747675"/>Control widgets in the Peripherals section<text:bookmark-end text:name="__RefHeading___Toc1523_105747675"/></text:h>
      <text:p text:style-name="P1"><draw:frame draw:style-name="fr3" draw:name="Frame4" text:anchor-type="paragraph" svg:width="17cm" draw:z-index="2"><draw:text-box fo:min-height="9.11cm"><text:p text:style-name="P79"><draw:frame draw:style-name="fr9" draw:name="Image7" text:anchor-type="paragraph" svg:width="17cm" svg:height="9.11cm" style:rel-height="scale" draw:z-index="3"><draw:image xlink:href="../images/shot-lissajous.png" xlink:type="simple" xlink:show="embed" xlink:actuate="onLoad"/><svg:title>Screenshot: see the caption</svg:title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PVS1</text:p>
          </table:table-cell>
          <table:table-cell table:style-name="Table5.A1" office:value-type="string">
            <text:p text:style-name="P39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0">PVS2</text:p>
          </table:table-cell>
          <table:table-cell table:style-name="Table5.A1" office:value-type="string">
            <text:p text:style-name="P39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0">PVS3</text:p>
          </table:table-cell>
          <table:table-cell table:style-name="Table5.A1" office:value-type="string">
            <text:p text:style-name="P39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0">PCS</text:p>
          </table:table-cell>
          <table:table-cell table:style-name="Table5.A1" office:value-type="string">
            <text:p text:style-name="P39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Wavegen </text:p>
          </table:table-cell>
          <table:table-cell table:style-name="Table6.A1" office:value-type="string">
            <text:p text:style-name="P39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38"/>
          </table:table-cell>
          <table:table-cell table:style-name="Table6.A1" office:value-type="string">
            <text:p text:style-name="P19">Phase Correlated Square Waves (SQ1,SQ2,SQ3,SQ4)</text:p>
          </table:table-cell>
        </table:table-row>
        <table:table-row>
          <table:table-cell table:style-name="Table6.A1" office:value-type="string">
            <text:p text:style-name="P40">Frequency </text:p>
          </table:table-cell>
          <table:table-cell table:style-name="Table6.A1" office:value-type="string">
            <text:p text:style-name="P39"><text:span text:style-name="T5">Range</text:span> :<text:span text:style-name="T1"> 0 − 8M Hz, Set the output frequency of all four square waves.,</text:span></text:p>
            <text:p text:style-name="P41">Resolution:15nS.</text:p>
          </table:table-cell>
        </table:table-row>
        <table:table-row>
          <table:table-cell table:style-name="Table6.A1" office:value-type="string">
            <text:p text:style-name="P40">Output </text:p>
          </table:table-cell>
          <table:table-cell table:style-name="Table6.A1" office:value-type="string">
            <text:p text:style-name="P28">Select the Output socket to configure.</text:p>
          </table:table-cell>
        </table:table-row>
        <table:table-row>
          <table:table-cell table:style-name="Table6.A1" office:value-type="string">
            <text:p text:style-name="P40">Phase Duty </text:p>
          </table:table-cell>
          <table:table-cell table:style-name="Table6.A1" office:value-type="string">
            <text:p text:style-name="P39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0">Cycle </text:p>
          </table:table-cell>
          <table:table-cell table:style-name="Table6.A1" office:value-type="string">
            <text:p text:style-name="P39"><text:s/><text:span text:style-name="T5">Set the Duty Cycle </text:span>(0 − 100%) , of the selected waveform.</text:p>
          </table:table-cell>
        </table:table-row>
      </table:table>
      <text:p text:style-name="P1"/>
      <text:h text:style-name="P83" text:outline-level="2"><text:bookmark-start text:name="__RefHeading___Toc1525_105747675"/>Control widgets in the Digital section<text:bookmark-end text:name="__RefHeading___Toc1525_105747675"/></text:h>
      <text:p text:style-name="P1"><draw:frame draw:style-name="fr3" draw:name="Frame5" text:anchor-type="paragraph" svg:width="17cm" draw:z-index="4"><draw:text-box fo:min-height="9.982cm"><text:p text:style-name="P13"><draw:frame draw:style-name="fr9" draw:name="Image8" text:anchor-type="paragraph" svg:width="17cm" svg:height="9.982cm" style:rel-height="scale" draw:z-index="5"><draw:image xlink:href="../images/shot-LA.png" xlink:type="simple" xlink:show="embed" xlink:actuate="onLoad"/><svg:title>Screenshot: see the caption</svg:title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Active Channels</text:p>
          </table:table-cell>
          <table:table-cell table:style-name="Table7.A1" office:value-type="string">
            <text:p text:style-name="P44"><text:span text:style-name="T5">Number of inputs to digitize</text:span>. Single channel and two channel modes can record</text:p>
            <text:p text:style-name="P44"><text:s/>up to 60 seconds delay between consecutive level changes with a resolution of</text:p>
            <text:p text:style-name="P44">15nS. Three and Four channel modes can only record up to 1 ms delay between</text:p>
            <text:p text:style-name="P44">consecutive level changes.</text:p>
          </table:table-cell>
        </table:table-row>
        <table:table-row>
          <table:table-cell table:style-name="Table7.A1" office:value-type="string">
            <text:p text:style-name="P43">Acquisition time</text:p>
          </table:table-cell>
          <table:table-cell table:style-name="Table7.A1" office:value-type="string">
            <text:p text:style-name="P44"><text:s/><text:span text:style-name="T5">Time to sample inputs before fetching results</text:span>. The LA continuously refreshes</text:p>
            <text:p text:style-name="P44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9">Single Channel Options</text:p>
          </table:table-cell>
        </table:table-row>
        <table:table-row>
          <table:table-cell table:style-name="Table8.A1" office:value-type="string">
            <text:p text:style-name="P43">Channel</text:p>
          </table:table-cell>
          <table:table-cell table:style-name="Table8.A1" office:value-type="string">
            <text:p text:style-name="P44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3">Edges</text:p>
          </table:table-cell>
          <table:table-cell table:style-name="Table8.A1" office:value-type="string">
            <text:p text:style-name="P44"><text:span text:style-name="T5">Types of Level changes to record.</text:span> Select from options such as Falling edges only,</text:p>
            <text:p text:style-name="P44">rising edges only, all edges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Trigger</text:p>
          </table:table-cell>
        </table:table-row>
        <table:table-row>
          <table:table-cell table:style-name="Table8.A1" office:value-type="string">
            <text:p text:style-name="P43">Channel</text:p>
          </table:table-cell>
          <table:table-cell table:style-name="Table8.A1" office:value-type="string">
            <text:p text:style-name="P29">Enable level change trigger on selected channel.</text:p>
          </table:table-cell>
        </table:table-row>
        <table:table-row>
          <table:table-cell table:style-name="Table8.A1" office:value-type="string">
            <text:p text:style-name="P43">Edges</text:p>
          </table:table-cell>
          <table:table-cell table:style-name="Table8.A1" office:value-type="string">
            <text:p text:style-name="P29">Type of level change to use as the trigger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3/4 channel modes</text:p>
          </table:table-cell>
        </table:table-row>
        <table:table-row>
          <table:table-cell table:style-name="Table8.A1" office:value-type="string">
            <text:p text:style-name="P43">CH1-CH4</text:p>
          </table:table-cell>
          <table:table-cell table:style-name="Table8.A1" office:value-type="string">
            <text:p text:style-name="P29">Set the type of level changes to record for each channel when the logic</text:p>
            <text:p text:style-name="P29">analyzer is in either the 3 channel, or the 4 channel mode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3">Edge 1</text:p>
          </table:table-cell>
          <table:table-cell table:style-name="Table8.A1" office:value-type="string">
            <text:p text:style-name="P29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3">Edge 2</text:p>
          </table:table-cell>
          <table:table-cell table:style-name="Table8.A1" office:value-type="string">
            <text:p text:style-name="P29">Select input channel and edge type that will stop the timer.</text:p>
          </table:table-cell>
        </table:table-row>
        <table:table-row>
          <table:table-cell table:style-name="Table8.A1" office:value-type="string">
            <text:p text:style-name="P43">Go</text:p>
          </table:table-cell>
          <table:table-cell table:style-name="Table8.A1" office:value-type="string">
            <text:p text:style-name="P29">Run the measurement.</text:p>
          </table:table-cell>
        </table:table-row>
        <table:table-row>
          <table:table-cell table:style-name="Table8.A1" office:value-type="string">
            <text:p text:style-name="P43">Results</text:p>
          </table:table-cell>
          <table:table-cell table:style-name="Table8.A1" office:value-type="string">
            <text:p text:style-name="P29">Results will be displayed here in seconds units.</text:p>
          </table:table-cell>
        </table:table-row>
      </table:table>
      <text:p text:style-name="P1"/>
      <text:h text:style-name="P81" text:outline-level="1"><text:bookmark-start text:name="__RefHeading___Toc1527_105747675"/>Testing : <text:span text:style-name="T11">Wireless Units Demo</text:span><text:bookmark-end text:name="__RefHeading___Toc1527_105747675"/></text:h>
      <text:p text:style-name="P9">Copy the following command and run it on a terminal: <text:span text:style-name="T13">vLabtool-wirelessDemo</text:span></text:p>
      <text:h text:style-name="P83" text:outline-level="2"><text:bookmark-start text:name="__RefHeading___Toc1529_105747675"/>Connecting a new wireless node carrying some sensor<text:bookmark-end text:name="__RefHeading___Toc1529_105747675"/></text:h>
      <text:p text:style-name="P10"><draw:frame draw:style-name="fr4" draw:name="Frame6" text:anchor-type="paragraph" svg:x="0cm" svg:y="0.399cm" svg:width="17cm" draw:z-index="6"><draw:text-box fo:min-height="7.876cm"><text:p text:style-name="P13"><draw:frame draw:style-name="fr9" draw:name="Image9" text:anchor-type="paragraph" svg:width="17cm" svg:height="7.876cm" style:rel-height="scale" draw:z-index="7"><draw:image xlink:href="../images/shot-wireless1.png" xlink:type="simple" xlink:show="embed" xlink:actuate="onLoad"/><svg:title>Screenshot: see the caption</svg:title></draw:frame>Screenshot of the wirelessDemo application</text:p></draw:text-box></draw:frame></text:p>
      <text:list xml:id="list8929900468954493844" text:style-name="L4">
        <text:list-item>
          <text:p text:style-name="P75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6">Make sure that the option Register New Nodes on the Application is selected. </text:p>
        </text:list-item>
        <text:list-item>
          <text:p text:style-name="P76">Plug In the Battery onto the wireless node.</text:p>
        </text:list-item>
        <text:list-item>
          <text:p text:style-name="P76">Observe that the software has auto detected your wireless node as well as found out the address of the sensor you connected.</text:p>
        </text:list-item>
        <text:list-item>
          <text:p text:style-name="P75"><text:span text:style-name="T14">Unselect </text:span><text:span text:style-name="T2">Register New Nodes</text:span><text:span text:style-name="T14">.</text:span></text:p>
          <text:p text:style-name="P76">If you wish, you may move the cursor over a sensor’s address and the software will guess it’s model number/type.</text:p>
        </text:list-item>
        <text:list-item>
          <text:p text:style-name="P75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3" text:outline-level="2"><text:bookmark-start text:name="__RefHeading___Toc1531_105747675"/>Logging Data from a sensor<text:bookmark-end text:name="__RefHeading___Toc1531_105747675"/></text:h>
      <text:list xml:id="list5468292001780020362" text:style-name="L5">
        <text:list-item>
          <text:p text:style-name="P77">After Following the steps in the previous section, Select the appropriate sensor and click on Go, The software will continuously plot values fetched from the sensor.</text:p>
        </text:list-item>
      </text:list>
      <text:h text:style-name="P83" text:outline-level="2"><text:bookmark-start text:name="__RefHeading___Toc1533_105747675"/>Changing sensor parameters<text:bookmark-end text:name="__RefHeading___Toc1533_105747675"/></text:h>
      <text:list xml:id="list4528989685418206597" text:style-name="L6">
        <text:list-item>
          <text:p text:style-name="P78">Open the auto-generated menu at the bottom left corner, and change parameters. A few examples include gain, sampling rates, and data-type selection.</text:p>
        </text:list-item>
      </text:list>
      <text:h text:style-name="P86" text:outline-level="2"><text:bookmark-start text:name="__RefHeading___Toc1535_105747675"/>Testing : Data logger Application Demo<text:bookmark-end text:name="__RefHeading___Toc1535_105747675"/>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3" text:outline-level="2"><text:bookmark-start text:name="__RefHeading___Toc1537_105747675"/>Choosing a command and starting the logger<text:bookmark-end text:name="__RefHeading___Toc1537_105747675"/></text:h>
      <text:list xml:id="list6243034168677030140" text:style-name="L7">
        <text:list-item>
          <text:p text:style-name="P74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74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3" text:outline-level="2"><text:bookmark-start text:name="__RefHeading___Toc1539_105747675"/>Additional Functionality Accessible through menus<text:bookmark-end text:name="__RefHeading___Toc1539_105747675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Voltmeter</text:p>
          </table:table-cell>
          <table:table-cell table:style-name="Table9.A1" office:value-type="string">
            <text:p text:style-name="P30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7">Amplifiers</text:p>
          </table:table-cell>
          <table:table-cell table:style-name="Table9.A1" office:value-type="string">
            <text:p text:style-name="P30">Load a widget to set the gain on the voltage input channels.</text:p>
          </table:table-cell>
        </table:table-row>
        <table:table-row>
          <table:table-cell table:style-name="Table9.A1" office:value-type="string">
            <text:p text:style-name="P47">Wavegen</text:p>
          </table:table-cell>
          <table:table-cell table:style-name="Table9.A1" office:value-type="string">
            <text:p text:style-name="P30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7">IV sources</text:p>
          </table:table-cell>
          <table:table-cell table:style-name="Table9.A1" office:value-type="string">
            <text:p text:style-name="P48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7">Timing</text:p>
          </table:table-cell>
          <table:table-cell table:style-name="Table9.A1" office:value-type="string">
            <text:p text:style-name="P48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7">Console</text:p>
          </table:table-cell>
          <table:table-cell table:style-name="Table9.A1" office:value-type="string">
            <text:p text:style-name="P30">Insert an iPython Console with init commands preloaded.</text:p>
          </table:table-cell>
        </table:table-row>
        <table:table-row>
          <table:table-cell table:style-name="Table9.A1" office:value-type="string">
            <text:p text:style-name="P47">help</text:p>
          </table:table-cell>
          <table:table-cell table:style-name="Table9.A1" office:value-type="string">
            <text:p text:style-name="P30">Help menu that allows access to the programmer’s manual as well as experiment specific HTML files.</text:p>
          </table:table-cell>
        </table:table-row>
      </table:table>
      <text:p text:style-name="P1"/>
      <text:h text:style-name="P81" text:outline-level="1"><text:bookmark-start text:name="__RefHeading___Toc1541_105747675"/>Pin Definitions and Functions<text:bookmark-end text:name="__RefHeading___Toc1541_105747675"/></text:h>
      <text:h text:style-name="P83" text:outline-level="2"><text:bookmark-start text:name="__RefHeading___Toc1543_105747675"/>Analog Inputs - Measure Voltages with 12-bit resolution<text:bookmark-end text:name="__RefHeading___Toc1543_105747675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CH1</text:p>
          </table:table-cell>
          <table:table-cell table:style-name="Table10.A1" office:value-type="string">
            <text:p text:style-name="P46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5">CH2</text:p>
          </table:table-cell>
          <table:table-cell table:style-name="Table10.A1" office:value-type="string">
            <text:p text:style-name="P46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5">CH3</text:p>
          </table:table-cell>
          <table:table-cell table:style-name="Table10.A1" office:value-type="string">
            <text:p text:style-name="P46"><text:span text:style-name="T5">Range: ± </text:span><text:span text:style-name="T8">3.3V</text:span>, Gain: up to 32×, <text:span text:style-name="T16">12-bit Offset control.</text:span></text:p>
            <text:p text:style-name="P49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5">CH4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5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6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7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SEN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5">AN2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5">AN3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38"/>
          </table:table-cell>
          <table:table-cell table:style-name="Table10.A1" office:value-type="string">
            <text:p text:style-name="P19">Internally Monitored</text:p>
          </table:table-cell>
        </table:table-row>
        <table:table-row>
          <table:table-cell table:style-name="Table10.A1" office:value-type="string">
            <text:p text:style-name="P45">5 V</text:p>
          </table:table-cell>
          <table:table-cell table:style-name="Table10.A1" office:value-type="string">
            <text:p text:style-name="P49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5">V+</text:p>
          </table:table-cell>
          <table:table-cell table:style-name="Table10.A1" office:value-type="string">
            <text:p text:style-name="P31">Measures the output voltage.</text:p>
            <text:p text:style-name="P49">Monitor this to verify if external loads are affecting it</text:p>
          </table:table-cell>
        </table:table-row>
      </table:table>
      <text:h text:style-name="P83" text:outline-level="2"><text:bookmark-start text:name="__RefHeading___Toc1545_105747675"/>Analog Outputs<text:bookmark-end text:name="__RefHeading___Toc1545_105747675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/>
          </table:table-cell>
          <table:table-cell table:style-name="Table11.A1" office:value-type="string">
            <text:p text:style-name="P19">Waveform Generators</text:p>
          </table:table-cell>
        </table:table-row>
        <table:table-row>
          <table:table-cell table:style-name="Table11.A1" office:value-type="string">
            <text:p text:style-name="P50">WG1</text:p>
          </table:table-cell>
          <table:table-cell table:style-name="Table11.A1" office:value-type="string">
            <text:p text:style-name="P51"><text:span text:style-name="T5">0-2MHz Sine/ Triangle Waveform Generator</text:span>, Range: ±4V. Manual Amplitude Control via dial located on the side.</text:p>
            <text:p text:style-name="P51">28- bit (0.04Hz) resolution</text:p>
          </table:table-cell>
        </table:table-row>
        <table:table-row>
          <table:table-cell table:style-name="Table11.A1" office:value-type="string">
            <text:p text:style-name="P50">SINE</text:p>
          </table:table-cell>
          <table:table-cell table:style-name="Table11.A1" office:value-type="string">
            <text:p text:style-name="P51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0"/>
          </table:table-cell>
          <table:table-cell table:style-name="Table11.A1" office:value-type="string">
            <text:p text:style-name="P19">Programmable Voltage and Current Sources (12-bit)</text:p>
          </table:table-cell>
        </table:table-row>
        <table:table-row>
          <table:table-cell table:style-name="Table11.A1" office:value-type="string">
            <text:p text:style-name="P50">PVS1</text:p>
          </table:table-cell>
          <table:table-cell table:style-name="Table11.A1" office:value-type="string">
            <text:p text:style-name="P51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0">PVS2</text:p>
          </table:table-cell>
          <table:table-cell table:style-name="Table11.A1" office:value-type="string">
            <text:p text:style-name="P51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0">PVS3</text:p>
          </table:table-cell>
          <table:table-cell table:style-name="Table11.A1" office:value-type="string">
            <text:p text:style-name="P51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0">PCS</text:p>
          </table:table-cell>
          <table:table-cell table:style-name="Table11.A1" office:value-type="string">
            <text:p text:style-name="P51"><text:span text:style-name="T5">Range</text:span>: 0 − 3.3mA.</text:p>
            <text:p text:style-name="P51">Subject to Load resistance. Up to 3.3V voltage drop</text:p>
          </table:table-cell>
        </table:table-row>
      </table:table>
      <text:h text:style-name="P83" text:outline-level="2"><text:bookmark-start text:name="__RefHeading___Toc1547_105747675"/>Digital Inputs - Measure Logic Levels with 15nS resolution<text:bookmark-end text:name="__RefHeading___Toc1547_105747675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19">Logic Analyzer, Frequency Counter, Timing Functions</text:p>
          </table:table-cell>
        </table:table-row>
        <table:table-row>
          <table:table-cell table:style-name="Table12.A1" office:value-type="string">
            <text:p text:style-name="P52">ID1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2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3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4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</table:table>
      <text:h text:style-name="P83" text:outline-level="2"><text:bookmark-start text:name="__RefHeading___Toc1549_105747675"/><text:soft-page-break/>Digital Outputs<text:bookmark-end text:name="__RefHeading___Toc1549_105747675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0"/>
          </table:table-cell>
          <table:table-cell table:style-name="Table13.A1" office:value-type="string">
            <text:p text:style-name="P19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3">SQ1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2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3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4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</table:table>
      <text:h text:style-name="P83" text:outline-level="2"><text:bookmark-start text:name="__RefHeading___Toc1551_105747675"/>Data Buses - I2C , SPI, UART<text:bookmark-end text:name="__RefHeading___Toc1551_105747675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9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3">Application </text:p>
          </table:table-cell>
          <table:table-cell table:style-name="Table14.A1" office:value-type="string">
            <text:p text:style-name="P54"><text:span text:style-name="T5">Tested With Various sensors</text:span>, <text:span text:style-name="T1">MPU6050, MLX90614, HMC5883L, BMP180,</text:span></text:p>
            <text:p text:style-name="P54"><text:span text:style-name="T1">TSL2561, SHT21</text:span> etc.</text:p>
            <text:p text:style-name="P42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3">Vdd</text:p>
          </table:table-cell>
          <table:table-cell table:style-name="Table14.A1" office:value-type="string">
            <text:p text:style-name="P32">3.3V Power output.</text:p>
          </table:table-cell>
        </table:table-row>
        <table:table-row>
          <table:table-cell table:style-name="Table14.A1" office:value-type="string">
            <text:p text:style-name="P53">GND</text:p>
          </table:table-cell>
          <table:table-cell table:style-name="Table14.A1" office:value-type="string">
            <text:p text:style-name="P32">Power return path.</text:p>
          </table:table-cell>
        </table:table-row>
        <table:table-row>
          <table:table-cell table:style-name="Table14.A1" office:value-type="string">
            <text:p text:style-name="P53">SCL</text:p>
          </table:table-cell>
          <table:table-cell table:style-name="Table14.A1" office:value-type="string">
            <text:p text:style-name="P32">I2C Clock Output.</text:p>
          </table:table-cell>
        </table:table-row>
        <table:table-row>
          <table:table-cell table:style-name="Table14.A1" office:value-type="string">
            <text:p text:style-name="P53">SDA</text:p>
          </table:table-cell>
          <table:table-cell table:style-name="Table14.A1" office:value-type="string">
            <text:p text:style-name="P32">I2C Data Line.</text:p>
          </table:table-cell>
        </table:table-row>
        <table:table-row>
          <table:table-cell table:style-name="Table14.A1" office:value-type="string">
            <text:p text:style-name="P53"/>
          </table:table-cell>
          <table:table-cell table:style-name="Table14.A1" office:value-type="string">
            <text:p text:style-name="P19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3">SCK</text:p>
          </table:table-cell>
          <table:table-cell table:style-name="Table14.A1" office:value-type="string">
            <text:p text:style-name="P33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3">SDO</text:p>
          </table:table-cell>
          <table:table-cell table:style-name="Table14.A1" office:value-type="string">
            <text:p text:style-name="P33">SPI Data Output (MOSI).</text:p>
          </table:table-cell>
        </table:table-row>
        <table:table-row>
          <table:table-cell table:style-name="Table14.A1" office:value-type="string">
            <text:p text:style-name="P53">SDI</text:p>
          </table:table-cell>
          <table:table-cell table:style-name="Table14.A1" office:value-type="string">
            <text:p text:style-name="P33">SPI Data Input (MISO).</text:p>
          </table:table-cell>
        </table:table-row>
        <table:table-row>
          <table:table-cell table:style-name="Table14.A1" office:value-type="string">
            <text:p text:style-name="P53">O1</text:p>
          </table:table-cell>
          <table:table-cell table:style-name="Table14.A1" office:value-type="string">
            <text:p text:style-name="P33">Chip Select 1.</text:p>
          </table:table-cell>
        </table:table-row>
        <table:table-row>
          <table:table-cell table:style-name="Table14.A1" office:value-type="string">
            <text:p text:style-name="P53">O2</text:p>
          </table:table-cell>
          <table:table-cell table:style-name="Table14.A1" office:value-type="string">
            <text:p text:style-name="P33">Chip Select 2.</text:p>
          </table:table-cell>
        </table:table-row>
      </table:table>
      <text:h text:style-name="P83" text:outline-level="2"><text:bookmark-start text:name="__RefHeading___Toc1553_105747675"/>A Few Definitions For The Expansion slot<text:bookmark-end text:name="__RefHeading___Toc1553_105747675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5">DDS</text:p>
          </table:table-cell>
          <table:table-cell table:style-name="Table15.A1" office:value-type="string">
            <text:p text:style-name="P56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5">AN2</text:p>
          </table:table-cell>
          <table:table-cell table:style-name="Table15.A1" office:value-type="string">
            <text:p text:style-name="P56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5">AN3</text:p>
          </table:table-cell>
          <table:table-cell table:style-name="Table15.A1" office:value-type="string">
            <text:p text:style-name="P56"><text:span text:style-name="T5">Analog Input</text:span>, Range: 0 − 3.3V.</text:p>
          </table:table-cell>
        </table:table-row>
      </table:table>
      <text:h text:style-name="P83" text:outline-level="2"><text:bookmark-start text:name="__RefHeading___Toc1555_105747675"/>Additional Nomenclature<text:bookmark-end text:name="__RefHeading___Toc1555_105747675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7">GND</text:p>
          </table:table-cell>
          <table:table-cell table:style-name="Table16.A1" office:value-type="string">
            <text:p text:style-name="P58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7">V+/V-</text:p>
          </table:table-cell>
          <table:table-cell table:style-name="Table16.A1" office:value-type="string">
            <text:p text:style-name="P58"><text:span text:style-name="T5">Power Outputs</text:span>, ±9V . Current limit 20mA per channel.</text:p>
          </table:table-cell>
        </table:table-row>
      </table:table>
      <text:p text:style-name="P1"/>
      <text:h text:style-name="P81" text:outline-level="1"><text:bookmark-start text:name="__RefHeading___Toc1557_105747675"/>Wireless Nodes<text:bookmark-end text:name="__RefHeading___Toc1557_105747675"/></text:h>
      <text:p text:style-name="P1"><draw:frame draw:style-name="fr10" draw:name="Image11" text:anchor-type="paragraph" svg:width="17cm" svg:height="7.876cm" draw:z-index="9"><draw:image xlink:href="../images/shot-wireless2.png" xlink:type="simple" xlink:show="embed" xlink:actuate="onLoad"/><svg:title>Screenshot: see the caption</svg:title></draw:frame></text:p>
      <text:h text:style-name="P83" text:outline-level="2"><text:bookmark-start text:name="__RefHeading___Toc1559_105747675"/>On-board Transceiver : 2-way radio link<text:bookmark-end text:name="__RefHeading___Toc1559_105747675"/></text:h>
      <text:p text:style-name="P6">Capable of communicating with multiple wireless nodes to control and receive sensor data payloads</text:p>
      <text:h text:style-name="P83" text:outline-level="2"><text:bookmark-start text:name="__RefHeading___Toc1561_105747675"/>Wireless Subunits : 3-Byte addresses<text:bookmark-end text:name="__RefHeading___Toc1561_105747675"/></text:h>
      <text:p text:style-name="P1"><draw:frame draw:style-name="fr5" draw:name="Image12" text:anchor-type="paragraph" svg:x="4.008cm" svg:y="0.531cm" svg:width="8.458cm" svg:height="5.064cm" draw:z-index="10"><draw:image xlink:href="../images/shot-wireless3.png" xlink:type="simple" xlink:show="embed" xlink:actuate="onLoad"/><svg:title>A wireless subunit</svg:title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9">I2C</text:p>
          </table:table-cell>
          <table:table-cell table:style-name="Table17.A1" office:value-type="string">
            <text:p text:style-name="P60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59">SPI</text:p>
          </table:table-cell>
          <table:table-cell table:style-name="Table17.A1" office:value-type="string">
            <text:p text:style-name="P60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59">RGBout</text:p>
          </table:table-cell>
          <table:table-cell table:style-name="Table17.A1" office:value-type="string">
            <text:p text:style-name="P60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1.199cm" fo:margin-right="0cm" fo:text-indent="0cm" style:auto-text-indent="false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9:59:40.198041492</dc:date>
    <meta:editing-duration>PT3H13M54S</meta:editing-duration>
    <meta:editing-cycles>56</meta:editing-cycles>
    <meta:generator>LibreOffice/5.0.5.2$Linux_X86_64 LibreOffice_project/00m0$Build-2</meta:generator>
    <dc:title>SEELablet User Manual</dc:title>
    <meta:document-statistic meta:table-count="20" meta:image-count="11" meta:object-count="1" meta:page-count="13" meta:paragraph-count="404" meta:word-count="2492" meta:character-count="15111" meta:non-whitespace-character-count="12956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